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image/png" manifest:full-path="Pictures/10000000000003200000025807A0A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machitemplate1-notes">
      <style:graphic-properties draw:fill-color="#ffffff" draw:auto-grow-height="true" fo:min-height="13.365cm"/>
    </style:style>
    <style:style style:name="pr2" style:family="presentation" style:parent-style-name="machitemplate1-title">
      <style:graphic-properties draw:auto-grow-height="true" fo:min-height="12.5cm"/>
    </style:style>
    <style:style style:name="pr3" style:family="presentation" style:parent-style-name="machitemplate1-notes">
      <style:graphic-properties draw:fill-color="#ffffff" fo:min-height="13.114cm"/>
    </style:style>
    <style:style style:name="pr4" style:family="presentation" style:parent-style-name="machitemplate1-title">
      <style:graphic-properties fo:min-height="3.506cm"/>
    </style:style>
    <style:style style:name="pr5" style:family="presentation" style:parent-style-name="machitemplate1-outline1">
      <style:graphic-properties fo:min-height="13.86cm"/>
    </style:style>
    <style:style style:name="pr6" style:family="presentation" style:parent-style-name="machitemplate1-title">
      <style:graphic-properties fo:min-height="3.256cm"/>
    </style:style>
    <style:style style:name="pr7" style:family="presentation" style:parent-style-name="machitemplate1-outline1">
      <style:graphic-properties fo:min-height="13.61cm"/>
    </style:style>
    <style:style style:name="pr8" style:family="presentation" style:parent-style-name="machitemplate1-outline1">
      <style:graphic-properties fo:min-height="17.524cm"/>
    </style:style>
    <style:style style:name="pr9" style:family="presentation" style:parent-style-name="machitemplate1-title">
      <style:graphic-properties fo:min-height="15.5cm"/>
    </style:style>
    <style:style style:name="pr10" style:family="presentation" style:parent-style-name="machitemplate1-title">
      <style:graphic-properties draw:auto-grow-height="true" fo:min-height="3.507cm"/>
    </style:style>
    <style:style style:name="pr11" style:family="presentation" style:parent-style-name="machitemplate1-subtitle">
      <style:graphic-properties draw:fill-color="#ffffff" fo:min-height="10.5cm"/>
    </style:style>
    <style:style style:name="pr12" style:family="presentation" style:parent-style-name="machitemplate1-subtitle">
      <style:graphic-properties draw:fill-color="#ffffff" fo:min-height="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chitemplate1" presentation:presentation-page-layout-name="AL1T0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chitemplate1" presentation:presentation-page-layout-name="AL1T0" draw:id="id2">
        <office:forms form:automatic-focus="false" form:apply-design-mode="false"/>
        <draw:frame presentation:style-name="pr2" draw:layer="layout" svg:width="25.199cm" svg:height="12.5cm" svg:x="1.4cm" svg:y="3cm" presentation:class="title" presentation:user-transformed="true">
          <draw:text-box>
            <text:p>Packet Management<text:line-break/>&amp;<text:line-break/>Linking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chitemplate1" presentation:presentation-page-layout-name="AL2T1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acion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i nombre es Rafael Carrascosa (rafacarrascosa en gmail.com)</text:p>
              </text:list-item>
              <text:list-item>
                <text:p>Juntos vamos a estar viendo:</text:p>
                <text:list>
                  <text:list-item>
                    <text:p>Package Management</text:p>
                  </text:list-item>
                  <text:list-item>
                    <text:p>Linking</text:p>
                  </text:list-item>
                  <text:list-item>
                    <text:p>Makefiles</text:p>
                  </text:list-item>
                </text:list>
              </text:list-item>
              <text:list-item>
                <text:p>Hoy vamos a hacer medio día de Package Management y la otra mitad de Linking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machitemplate1" presentation:presentation-page-layout-name="AL2T1" draw:id="id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Package Management: Outline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otivacion</text:p>
                <text:p/>
              </text:list-item>
              <text:list-item>
                <text:p>PackageKit</text:p>
                <text:p/>
              </text:list-item>
              <text:list-item>
                <text:p>Zypper</text:p>
                <text:p/>
              </text:list-item>
              <text:list-item>
                <text:p>rpm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chitemplate1" presentation:presentation-page-layout-name="AL2T1" draw:id="id5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tivacion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mpilar consume tiempo (humano y maquina)</text:p>
                <text:p/>
              </text:list-item>
              <text:list-item>
                <text:p>No todos saben compilar</text:p>
                <text:p/>
              </text:list-item>
              <text:list-item>
                <text:p>Pero principalmente porque existen dependencias!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chitemplate1" presentation:presentation-page-layout-name="AL2T1" draw:id="id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poco de terminología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aquete: Un archivo que contiene software y sus metadatos.</text:p>
              </text:list-item>
              <text:list-item>
                <text:p>Repositorio: Una colección de paquetes accesible vía un servidor.</text:p>
              </text:list-item>
              <text:list-item>
                <text:p>Dependencia: Relación entre dos paquetes, uno no puede funcionar sin el otro.</text:p>
              </text:list-item>
              <text:list-item>
                <text:p>Capability: Una funcionalidad que es provista por un paquete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chitemplate1" presentation:presentation-page-layout-name="AL2T1" draw:id="id7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raciones comúnes</text:p>
          </draw:text-box>
        </draw:frame>
        <draw:frame presentation:style-name="pr7" draw:layer="layout" svg:width="25.199cm" svg:height="14.435cm" svg:x="1.4cm" svg:y="4.914cm" presentation:class="outline" presentation:user-transformed="true">
          <draw:text-box>
            <text:list text:style-name="L2">
              <text:list-item>
                <text:p>Buscar paquetes</text:p>
              </text:list-item>
              <text:list-item>
                <text:p>Instalar paquetes</text:p>
              </text:list-item>
              <text:list-item>
                <text:p>Borrar paquetes</text:p>
              </text:list-item>
              <text:list-item>
                <text:p>Actualizar paquetes</text:p>
              </text:list-item>
              <text:list-item>
                <text:p>Dar información:</text:p>
                <text:list>
                  <text:list-item>
                    <text:p>Archivos que contiene</text:p>
                  </text:list-item>
                  <text:list-item>
                    <text:p>Función que provee</text:p>
                  </text:list-item>
                  <text:list-item>
                    <text:p>Version del softwar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chitemplate1" presentation:presentation-page-layout-name="AL2T1" draw:id="id8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eKi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Ofrece una interfaz gráfica para administrar paquetes.</text:p>
              </text:list-item>
              <text:list-item>
                <text:p>Descarga paquetes de un repositiorio online.</text:p>
              </text:list-item>
              <text:list-item>
                <text:p>Maneja las dependencias automaticamente.</text:p>
              </text:list-item>
              <text:list-item>
                <text:p>Live demo!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chitemplate1" presentation:presentation-page-layout-name="AL2T1" draw:id="id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Zypper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Ofrece una aplicación de linea de comando MUY flexible para manejar paquetes.</text:p>
              </text:list-item>
              <text:list-item>
                <text:p>Descarga paquetes de un repositiorio online.</text:p>
              </text:list-item>
              <text:list-item>
                <text:p>Maneja las dependencias automáticamente</text:p>
              </text:list-item>
              <text:list-item>
                <text:p>Entiende pedidos por capabilities.</text:p>
              </text:list-item>
              <text:list-item>
                <text:p>Live demo!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chitemplate1" presentation:presentation-page-layout-name="AL2T1" draw:id="id10">
        <office:forms form:automatic-focus="false" form:apply-design-mode="false"/>
        <draw:frame presentation:style-name="pr8" draw:layer="layout" svg:width="25.199cm" svg:height="18.927cm" svg:x="1.4cm" svg:y="1cm" presentation:class="outline" presentation:user-transformed="true">
          <draw:text-box>
            <text:list text:style-name="L2">
              <text:list-item>
                <text:p>zypper search amarok</text:p>
              </text:list-item>
              <text:list-item>
                <text:p>zypper install firefox</text:p>
              </text:list-item>
              <text:list-item>
                <text:p>zypper remove totem</text:p>
              </text:list-item>
              <text:list-item>
                <text:p>zypper info fortune</text:p>
              </text:list-item>
              <text:list-item>
                <text:p>zypper update</text:p>
              </text:list-item>
              <text:list-item>
                <text:p>zypper list-updates</text:p>
              </text:list-item>
              <text:list-item>
                <text:p>zypper info --requires gimp</text:p>
              </text:list-item>
              <text:list-item>
                <text:p>zypper search “java*sun”</text:p>
              </text:list-item>
              <text:list-item>
                <text:p>zypper wp "mimehandler(audio/x-mp3)"</text:p>
              </text:list-item>
              <text:list-item>
                <text:p>zypper in –force brasero</text:p>
              </text:list-item>
              <text:list-item>
                <text:p>zypper verify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chitemplate1" presentation:presentation-page-layout-name="AL2T1" draw:id="id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pm</text:p>
          </draw:text-box>
        </draw:frame>
        <draw:frame presentation:style-name="pr7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s el programa que los demás usan de backend.</text:p>
              </text:list-item>
              <text:list-item>
                <text:p>No se lo suele usar para resolver dependencias ni para trabajar con repositorios.</text:p>
              </text:list-item>
              <text:list-item>
                <text:p>Resulta muy útil para sacar a un sistema de un problema grave de paquetes (típicamente dependencias).</text:p>
              </text:list-item>
              <text:list-item>
                <text:p>A gran poder, gran responsabilidad.</text:p>
              </text:list-item>
              <text:list-item>
                <text:p>Name convention: “packet-version.arch.rpm”</text:p>
              </text:list-item>
              <text:list-item>
                <text:p>Live demo!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chitemplate1" presentation:presentation-page-layout-name="AL2T1" draw:id="id12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at sheet básico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pm -qi <text:s/>&lt;paquete_instalado&gt; #query info</text:p>
              </text:list-item>
              <text:list-item>
                <text:p>rpm -qip &lt;archivo_rpm&gt; #como qi en un .rpm</text:p>
              </text:list-item>
              <text:list-item>
                <text:p>rpm -qf <text:s/>/usr/bin/sudo #quien da sudo?</text:p>
              </text:list-item>
              <text:list-item>
                <text:p>rpm -ql <text:s/>&lt;paquete_instalado&gt;<text:tab/>#list files</text:p>
              </text:list-item>
              <text:list-item>
                <text:p>rpm -qR &lt;paquete_instalado&gt; #show deps</text:p>
              </text:list-item>
              <text:list-item>
                <text:p>rpm -qRp &lt;archivo_rpm&gt; #deps en .rpm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chitemplate1" presentation:presentation-page-layout-name="AL2T1" draw:id="id1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s salvavida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rpm --whatrequires &lt;paquete_instalado&gt;</text:p>
              </text:list-item>
              <text:list-item>
                <text:p>rpm --verify &lt;paquete_instalado&gt;</text:p>
              </text:list-item>
              <text:list-item>
                <text:p>rpm -i --replacepkgs &lt;paquete_instalado&gt;</text:p>
              </text:list-item>
              <text:list-item>
                <text:p>rpm -i --nodeps &lt;paquete_instalado&gt;</text:p>
              </text:list-item>
              <text:list-item>
                <text:p>rpm -i --force &lt;paquete_instalado&gt;</text:p>
              </text:list-item>
              <text:list-item>
                <text:p>rpm -i --nodeps --force &lt;paquete_instalado&gt;</text:p>
              </text:list-item>
              <text:list-item>
                <text:p>El último es conocido como “The hammer”.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chitemplate1" presentation:presentation-page-layout-name="AL2T1" draw:id="id1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olver conflicto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No hay una receta que valga siempre</text:p>
              </text:list-item>
              <text:list-item>
                <text:p>Empezar con “zypper verify”</text:p>
              </text:list-item>
              <text:list-item>
                <text:p>Luego probar instalar las dependencias una a una con rpm.</text:p>
              </text:list-item>
              <text:list-item>
                <text:p>Solo en caso de extrema necesidad recurrir <text:s/>a –force.</text:p>
              </text:list-item>
              <text:list-item>
                <text:p>La base de datos de todo lo rpm-based esta en /var/lib/rpm. No es mala idea hacer un backup antes de usar “The Hammer”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chitemplate1" presentation:presentation-page-layout-name="AL1T0" draw:id="id15">
        <office:forms form:automatic-focus="false" form:apply-design-mode="false"/>
        <draw:frame presentation:style-name="pr9" draw:layer="layout" svg:width="25.199cm" svg:height="15.5cm" svg:x="1.4cm" svg:y="2.5cm" presentation:class="title" presentation:user-transformed="true">
          <draw:text-box>
            <text:p>Preguntas, discusión,<text:line-break/>comentarios, experimentos<text:line-break/><text:line-break/>&amp;<text:line-break/><text:line-break/>Recreo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chitemplate1" presentation:presentation-page-layout-name="AL2T1" draw:id="id16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inking: Outlin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a mitad hoy, la otra mitad el lunes</text:p>
              </text:list-item>
              <text:list-item>
                <text:p>Motivación</text:p>
              </text:list-item>
              <text:list-item>
                <text:p>Repaso de conceptos</text:p>
              </text:list-item>
              <text:list-item>
                <text:p>Hands-on:</text:p>
                <text:list>
                  <text:list-item>
                    <text:p>Crear libraries</text:p>
                  </text:list-item>
                  <text:list-item>
                    <text:p>Repaso de herramientas para hacer esto</text:p>
                  </text:list-item>
                  <text:list-item>
                    <text:p>Examinar otras libraries/binarios</text:p>
                  </text:list-item>
                  <text:list-item>
                    <text:p>Tarea/Juguete: LD_PRELOAD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chitemplate1" presentation:presentation-page-layout-name="AL2T1" draw:id="id17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otivació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Ahorrar espacio</text:p>
                <text:p/>
              </text:list-item>
              <text:list-item>
                <text:p>Evitar recompilar</text:p>
                <text:p/>
              </text:list-item>
              <text:list-item>
                <text:p>Ayuda a abstraer / modularizar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chitemplate1" presentation:presentation-page-layout-name="AL2T1" draw:id="id18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aso de concepto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Código objecto, ELF</text:p>
                <text:p/>
              </text:list-item>
              <text:list-item>
                <text:p>Symbols</text:p>
                <text:p/>
              </text:list-item>
              <text:list-item>
                <text:p>Objeto estático / dinámico.</text:p>
                <text:p/>
              </text:list-item>
              <text:list-item>
                <text:p>Linker vs Loader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chitemplate1" presentation:presentation-page-layout-name="AL2T1" draw:id="id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erramienta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cc: Un buen driver para el proceso de linking.</text:p>
              </text:list-item>
              <text:list-item>
                <text:p>ld: El linker propiamente dicho.</text:p>
              </text:list-item>
              <text:list-item>
                <text:p>nm: Una herramienta para examinar símbolos.</text:p>
              </text:list-item>
              <text:list-item>
                <text:p>ar: Un empaquetador de código objeto.</text:p>
              </text:list-item>
              <text:list-item>
                <text:p>file: Identica el tipo de archivo que le damos.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chitemplate1" presentation:presentation-page-layout-name="AL2T1" draw:id="id2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nds on: example 1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Compilar a.c y b.c</text:p>
              </text:list-item>
              <text:list-item>
                <text:p>Examinar a.o y b.o</text:p>
              </text:list-item>
              <text:list-item>
                <text:p>Linkear juntos, examinar</text:p>
              </text:list-item>
              <text:list-item>
                <text:p>Crear una biblioteca con ar, examinar</text:p>
              </text:list-item>
              <text:list-item>
                <text:p>Examinar libc.a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chitemplate1" presentation:presentation-page-layout-name="AL2T1" draw:id="id2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nds on: example 2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iempre examinando los símbolos...</text:p>
              </text:list-item>
              <text:list-item>
                <text:p>Crear un ejecutable linkeado estaticamente</text:p>
              </text:list-item>
              <text:list-item>
                <text:p>Crear un ejecutable linkeado dinamicamente</text:p>
              </text:list-item>
              <text:list-item>
                <text:p>Utilizar rpath para que encuentre nuesta biblioteca.</text:p>
              </text:list-item>
              <text:list-item>
                <text:p>Saltear la biblioteca usando LD_PRELOAD.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chitemplate1" presentation:presentation-page-layout-name="AL1T0" draw:id="id22">
        <office:forms form:automatic-focus="false" form:apply-design-mode="false"/>
        <draw:frame presentation:style-name="pr11" draw:layer="layout" svg:width="25.199cm" svg:height="10.5cm" svg:x="1.4cm" svg:y="2cm" presentation:class="subtitle" presentation:user-transformed="true">
          <draw:text-box>
            <text:p>Preguntas, discusión,<text:line-break/>comentarios, experimentos</text:p>
            <text:p/>
            <text:p>&amp;</text:p>
            <text:p/>
            <text:p>Tarea (opcional)</text:p>
          </draw:text-box>
        </draw:frame>
        <draw:frame presentation:style-name="pr12" draw:layer="layout" svg:width="25.199cm" svg:height="7cm" svg:x="1.401cm" svg:y="12.5cm">
          <draw:text-box>
            <text:p>LD_PRELOAD'ar algo de libc (malloc, free, send, recv, write, read, etc) para guardar algo interesante en un archivo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achitemplate1" draw:id="id23">
        <office:forms form:automatic-focus="false" form:apply-design-mode="false"/>
        <anim:par presentation:node-type="timing-root">
          <anim:par smil:begin="id2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0" draw:display-name="Bitmape 10" xlink:href="Pictures/100000000000032000000258C3731482.png" xlink:type="simple" xlink:show="embed" xlink:actuate="onLoad"/>
    <draw:fill-image draw:name="Bitmape_20_6" draw:display-name="Bitmape 6" xlink:href="Pictures/10000000000003200000025860F0A872.png" xlink:type="simple" xlink:show="embed" xlink:actuate="onLoad"/>
    <draw:fill-image draw:name="background" xlink:href="Pictures/10000000000003200000025807A0AE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chi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chi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chi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chitemplate1-outline1" style:family="presentation">
      <style:graphic-properties draw:stroke="none" draw:fill="none">
        <text:list-style style:name="machi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outline2" style:family="presentation" style:parent-style-name="machitemplate1-outline1">
      <style:paragraph-properties fo:margin-top="0cm" fo:margin-bottom="0.4cm"/>
      <style:text-properties fo:font-size="28pt" style:font-size-asian="28pt" style:font-size-complex="28pt"/>
    </style:style>
    <style:style style:name="machitemplate1-outline3" style:family="presentation" style:parent-style-name="machitemplate1-outline2">
      <style:paragraph-properties fo:margin-top="0cm" fo:margin-bottom="0.3cm"/>
      <style:text-properties fo:font-size="24pt" style:font-size-asian="24pt" style:font-size-complex="24pt"/>
    </style:style>
    <style:style style:name="machitemplate1-outline4" style:family="presentation" style:parent-style-name="machitemplate1-outline3">
      <style:paragraph-properties fo:margin-top="0cm" fo:margin-bottom="0.2cm"/>
      <style:text-properties fo:font-size="20pt" style:font-size-asian="20pt" style:font-size-complex="20pt"/>
    </style:style>
    <style:style style:name="machitemplate1-outline5" style:family="presentation" style:parent-style-name="machitemplate1-outline4">
      <style:paragraph-properties fo:margin-top="0cm" fo:margin-bottom="0.1cm"/>
      <style:text-properties fo:font-size="20pt" style:font-size-asian="20pt" style:font-size-complex="20pt"/>
    </style:style>
    <style:style style:name="machitemplate1-outline6" style:family="presentation" style:parent-style-name="machitemplate1-outline5">
      <style:paragraph-properties fo:margin-top="0cm" fo:margin-bottom="0.1cm"/>
      <style:text-properties fo:font-size="20pt" style:font-size-asian="20pt" style:font-size-complex="20pt"/>
    </style:style>
    <style:style style:name="machitemplate1-outline7" style:family="presentation" style:parent-style-name="machitemplate1-outline6">
      <style:paragraph-properties fo:margin-top="0cm" fo:margin-bottom="0.1cm"/>
      <style:text-properties fo:font-size="20pt" style:font-size-asian="20pt" style:font-size-complex="20pt"/>
    </style:style>
    <style:style style:name="machitemplate1-outline8" style:family="presentation" style:parent-style-name="machitemplate1-outline7">
      <style:paragraph-properties fo:margin-top="0cm" fo:margin-bottom="0.1cm"/>
      <style:text-properties fo:font-size="20pt" style:font-size-asian="20pt" style:font-size-complex="20pt"/>
    </style:style>
    <style:style style:name="machitemplate1-outline9" style:family="presentation" style:parent-style-name="machitemplate1-outline8">
      <style:paragraph-properties fo:margin-top="0cm" fo:margin-bottom="0.1cm"/>
      <style:text-properties fo:font-size="20pt" style:font-size-asian="20pt" style:font-size-complex="20pt"/>
    </style:style>
    <style:style style:name="machitemplate1-subtitle" style:family="presentation">
      <style:graphic-properties draw:stroke="none" draw:fill="none" draw:textarea-vertical-align="middle">
        <text:list-style style:name="machi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title" style:family="presentation">
      <style:graphic-properties draw:stroke="none" draw:fill="none" draw:textarea-vertical-align="middle">
        <text:list-style style:name="machi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chi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chi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chi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chitemplate1" style:page-layout-name="PM1" draw:style-name="Mdp1">
      <draw:frame presentation:style-name="machitemplate1-title" draw:layer="backgroundobjects" svg:width="25.199cm" svg:height="3.506cm" svg:x="1.4cm" svg:y="0.837cm" presentation:class="title" presentation:placeholder="true">
        <draw:text-box/>
      </draw:frame>
      <draw:frame presentation:style-name="machitemplate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chitemplate1-title" draw:layer="backgroundobjects" svg:width="14.848cm" svg:height="11.136cm" svg:x="3.075cm" svg:y="2.257cm" presentation:class="page"/>
        <draw:frame presentation:style-name="machi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0T05:31:11</meta:creation-date>
    <meta:editing-duration>PT03H39M30S</meta:editing-duration>
    <meta:editing-cycles>43</meta:editing-cycles>
    <meta:generator>OpenOffice.org/3.2$Unix OpenOffice.org_project/320m12$Build-9483</meta:generator>
    <dc:date>2011-05-23T01:33:52</dc:date>
    <meta:document-statistic meta:object-count="106"/>
  </office:meta>
</office:document-meta>
</file>